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b55" officeooo:paragraph-rsid="00076b55"/>
    </style:style>
    <style:style style:name="P2" style:family="paragraph" style:parent-style-name="Standard">
      <style:text-properties officeooo:rsid="00076b55" officeooo:paragraph-rsid="000963dc"/>
    </style:style>
    <style:style style:name="P3" style:family="paragraph" style:parent-style-name="Standard">
      <style:text-properties officeooo:rsid="000a887f" officeooo:paragraph-rsid="000a887f"/>
    </style:style>
    <style:style style:name="T1" style:family="text">
      <style:text-properties officeooo:rsid="000963dc"/>
    </style:style>
    <style:style style:name="T2" style:family="text">
      <style:text-properties officeooo:rsid="000a23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am hangat Sahabat,</text:p>
      <text:p text:style-name="P1"/>
      <text:p text:style-name="P1">Saya ingin memperkenalkan produk Software bernama 'OneClickSoftware'. Software yang dibuat oleh dapur sendiri (atau yang biasa saya sebut dengan 'dapur Software PMC') dan telah melalui proses pembuatan dan pengujian yang panjang supaya diperoleh hasil kinerja yang sesuai dengan harapan saya. Sungguh menyenangkan <text:span text:style-name="T1">bagi saya </text:span>apabila software ini dapat <text:span text:style-name="T1">juga </text:span>memberikan kepuasan bagi <text:span text:style-name="T1">Sahabat</text:span>.</text:p>
      <text:p text:style-name="P1"/>
      <text:p text:style-name="P1">Software ini telah dicoba oleh beberapa client/konsumen dan ada beberapa hal yang telah diperbaiki untuk kepuasan &amp; kemudahan, <text:span text:style-name="T2">tanpa menghilangkan unsur sederhana (simple) didalamnya</text:span>.</text:p>
      <text:p text:style-name="P1"/>
      <text:p text:style-name="P1">Oleh karena itu, dengan bangga saya memperkenalkan dan mempromosikan produk software ini sebagai SOFTWARE APLIKASI PENJUALAN yang direkomendasikan untuk beberapa jenis usaha mikro / kecil-kecilan seperti : Warung/Sembako,Toko Klontong, Toko Komputer, Toko Aksesories, Toko Mainan, dsb.</text:p>
      <text:p text:style-name="P1"/>
      <text:p text:style-name="P1"><text:span text:style-name="T1">Software</text:span> ini dibuat <text:span text:style-name="T2">sesederhana</text:span> mungkin agar mudah digunakan, namun demikian produk ini tidak cocok digunakan oleh toko berskala besar, karena diperlukan fitur-fitur tambahan yang lebih kompleks dan spesifik. Untuk itu, apabila Sahabat merasa masih ada <text:span text:style-name="T2">beberapa </text:span>fitur yang belum ada dan dibutuhkan oleh kegiatan usahanya, jangan sungkan untuk menghubungi saya. <text:span text:style-name="T1">Beberapa tambahan fitur mungkin begitu rumit dan perlu waktu sedikit lama bagi saya untuk dikerjakan.oleh karena itu, saya sangat mengharapkan kesediaannya untuk memberikan upah tambahan atas kerja yang saya lakukan. Beberapa Rupiah yang diberikan untuk saya adalah untuk membuat software spesifik yang dibuat hanya untuk Sahabat, semoga dapat dimaklumi.</text:span></text:p>
      <text:p text:style-name="P1"/>
      <text:p text:style-name="P2">Sebagai catatan akhir saya untuk sahabat semua</text:p>
      <text:p text:style-name="P2">Software ini adalah langkah awal saya untuk terus berkomitmen membantu kegiatan usaha sahabat agar lebih cepat dan efisien.</text:p>
      <text:p text:style-name="P2"/>
      <text:p text:style-name="P1">Beberapa fitur yang ada di dalamnya antara lain :</text:p>
      <text:p text:style-name="P1">- Data Barang, Menu Penjualan/Kasir,Menu Pembelian,Menu Laporan</text:p>
      <text:p text:style-name="P1">- Laporan laba/rugi, penjualan/omset, &amp; stok barang</text:p>
      <text:p text:style-name="P1">- Logo Usaha, Struk Penjualan (sesuai dengan nama toko)</text:p>
      <text:p text:style-name="P1"/>
      <text:p text:style-name="P1">Keunggulan </text:p>
      <text:p text:style-name="P1">- Support Linux , Windows All version, Android (Masih Ddalam proses)</text:p>
      <text:p text:style-name="P1"/>
      <text:p text:style-name="P1">Spesifikasi PC / komputer untuk menjalankan aplikasi ini :</text:p>
      <text:p text:style-name="P1">Minimum :</text:p>
      <text:p text:style-name="P1"/>
      <text:p text:style-name="P1">- Pentium IV, Ram 512mb</text:p>
      <text:p text:style-name="P1"/>
      <text:p text:style-name="P1">Dianjurkan :</text:p>
      <text:p text:style-name="P1">- Dual Core , RAM 2 GB,</text:p>
      <text:p text:style-name="P1">- Upgrade berkala pendukung software (Windows/Linux,JRE,dsb)</text:p>
      <text:p text:style-name="P1"/>
      <text:p text:style-name="P3">Lokasi :</text:p>
      <text:p text:style-name="P3">Cicalengka - Bandung</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06:01:12.273444843</meta:creation-date>
    <dc:date>2016-04-12T06:39:36.561393251</dc:date>
    <meta:editing-duration>PT16M28S</meta:editing-duration>
    <meta:editing-cycles>4</meta:editing-cycles>
    <meta:generator>LibreOffice/5.1.2.1.0$Linux_x86 LibreOffice_project/10m0$Build-1</meta:generator>
    <meta:document-statistic meta:table-count="0" meta:image-count="0" meta:object-count="0" meta:page-count="1" meta:paragraph-count="21" meta:word-count="320" meta:character-count="2272" meta:non-whitespace-character-count="1972"/>
  </office:meta>
</office:document-meta>
</file>